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variant="normal" fo:text-transform="none" fo:color="#000000" style:font-name="Arial1" fo:font-size="10.5pt" fo:letter-spacing="normal" fo:font-style="normal" officeooo:paragraph-rsid="000e820d"/>
    </style:style>
    <style:style style:name="P2" style:family="paragraph" style:parent-style-name="Heading_20_3">
      <style:text-properties fo:font-variant="normal" fo:text-transform="none" fo:color="#000000" style:font-name="Arial1" fo:font-size="10.5pt" fo:letter-spacing="normal" fo:font-style="normal"/>
    </style:style>
    <style:style style:name="P3" style:family="paragraph" style:parent-style-name="Heading_20_3">
      <style:text-properties fo:font-variant="normal" fo:text-transform="none" fo:color="#000000" style:font-name="Arial1" fo:font-size="10.5pt" fo:letter-spacing="normal" fo:font-style="normal" officeooo:paragraph-rsid="000eefdf"/>
    </style:style>
    <style:style style:name="P4" style:family="paragraph" style:parent-style-name="Text_20_body">
      <style:paragraph-properties fo:margin-left="0cm" fo:margin-right="0cm" fo:margin-top="0.265cm" fo:margin-bottom="0.265cm" style:contextual-spacing="false" style:line-height-at-least="0.556cm" fo:text-indent="0cm" style:auto-text-indent="false" fo:padding="0cm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T1" style:family="text">
      <style:text-properties fo:color="#aa0000" fo:font-weight="bold"/>
    </style:style>
    <style:style style:name="T2" style:family="text">
      <style:text-properties fo:color="#007733" fo:font-weight="bold"/>
    </style:style>
    <style:style style:name="T3" style:family="text">
      <style:text-properties fo:color="#007733" style:font-name="Arial2" fo:font-weight="bold"/>
    </style:style>
    <style:style style:name="T4" style:family="text">
      <style:text-properties officeooo:rsid="000e82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 text:name="definition-scroll"/>Definition</text:h>
      <text:p text:style-name="P1">Compose objects into tree structures to represent part-whole hierarchies. Composite lets clients treat individual objects and compositions of objects uniformly.</text:p>
      <text:h text:style-name="P3" text:outline-level="3"><draw:frame draw:style-name="fr1" draw:name="Image1" text:anchor-type="as-char" svg:width="11.88cm" svg:height="8.599cm" draw:z-index="0"><draw:image xlink:href="http://www.dofactory.com/Patterns/Diagrams/composite.gif" xlink:type="simple" xlink:show="embed" xlink:actuate="onLoad"/></draw:frame> </text:h>
      <text:h text:style-name="P3" text:outline-level="3"><text:span text:style-name="T4">P</text:span>articipants</text:h>
      <text:p text:style-name="P4"><text:s/>The classes and/or objects participating in this pattern are:</text:p>
      <text:list xml:id="list8749065760169126081" text:style-name="L1">
        <text:list-item>
          <text:p text:style-name="P6"><text:span text:style-name="T1">Component </text:span><text:span text:style-name="T2">(DrawingElement)</text:span></text:p>
          <text:list>
            <text:list-item>
              <text:p text:style-name="P6">declares the interface for objects in the composition.</text:p>
            </text:list-item>
            <text:list-item>
              <text:p text:style-name="P6">implements default behavior for the interface common to all classes, as appropriate.</text:p>
            </text:list-item>
            <text:list-item>
              <text:p text:style-name="P6">declares an interface for accessing and managing its child components.</text:p>
            </text:list-item>
            <text:list-item>
              <text:p text:style-name="P6">(optional) defines an interface for accessing a component's parent in the recursive structure, and implements it if that's appropriate.</text:p>
            </text:list-item>
          </text:list>
        </text:list-item>
        <text:list-item>
          <text:p text:style-name="P6"><text:span text:style-name="T1">Leaf </text:span><text:span text:style-name="T2">(PrimitiveElement)</text:span></text:p>
          <text:list>
            <text:list-item>
              <text:p text:style-name="P6">represents leaf objects in the composition. A leaf has no children.</text:p>
            </text:list-item>
            <text:list-item>
              <text:p text:style-name="P6">defines behavior for primitive objects in the composition.</text:p>
            </text:list-item>
          </text:list>
        </text:list-item>
        <text:list-item>
          <text:p text:style-name="P6"><text:span text:style-name="T1">Composite </text:span><text:span text:style-name="T2">(CompositeElement)</text:span></text:p>
          <text:list>
            <text:list-item>
              <text:p text:style-name="P6">defines behavior for components having children.</text:p>
            </text:list-item>
            <text:list-item>
              <text:p text:style-name="P6">stores child components.</text:p>
            </text:list-item>
            <text:list-item>
              <text:p text:style-name="P6">implements child-related operations in the Component interface.</text:p>
            </text:list-item>
          </text:list>
        </text:list-item>
        <text:list-item>
          <text:p text:style-name="P6"><text:span text:style-name="T1">Client </text:span><text:span text:style-name="T3">(CompositeApp)</text:span></text:p>
          <text:list>
            <text:list-item>
              <text:p text:style-name="P5">manipulates objects in the composition through the Component interfac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5.2$Windows_x86 LibreOffice_project/61cb170a04bb1f12e77c884eab9192be736ec5f5</meta:generator>
    <dc:date>2014-07-13T18:17:55.033000000</dc:date>
    <meta:document-statistic meta:table-count="0" meta:image-count="1" meta:object-count="0" meta:page-count="1" meta:paragraph-count="19" meta:word-count="146" meta:character-count="1031" meta:non-whitespace-character-count="915"/>
    <meta:user-defined meta:name="Info 1"/>
    <meta:user-defined meta:name="Info 2"/>
    <meta:user-defined meta:name="Info 3"/>
    <meta:user-defined meta:name="Info 4"/>
  </office:meta>
</office:document-meta>
</file>